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1.9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/>
    </style:style>
    <style:style style:name="ce2" style:family="table-cell" style:parent-style-name="Default">
      <style:table-cell-properties fo:background-color="#ffd320"/>
      <style:text-properties fo:color="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6b2394"/>
    </style:style>
    <style:style style:name="ce5" style:family="table-cell" style:parent-style-name="Default">
      <style:table-cell-properties fo:background-color="#6b2394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K</text:p>
          </table:table-cell>
          <table:table-cell/>
          <table:table-cell table:style-name="ce4" office:value-type="string">
            <text:p>GKT</text:p>
          </table:table-cell>
          <table:table-cell table:style-name="ce4" office:value-type="string">
            <text:p>(1-F-G)T</text:p>
          </table:table-cell>
          <table:table-cell table:style-name="ce4" office:value-type="string">
            <text:p>T</text:p>
          </table:table-cell>
          <table:table-cell table:style-name="ce5" office:value-type="string">
            <text:p>TIEMPO en nanosegundos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/>
          <table:table-cell office:value-type="float" office:value="523795">
            <text:p>523795</text:p>
          </table:table-cell>
          <table:table-cell office:value-type="float" office:value="1560238752">
            <text:p>1560238752</text:p>
          </table:table-cell>
          <table:table-cell office:value-type="float" office:value="1563221595">
            <text:p>15632215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31691">
            <text:p>4931691</text:p>
          </table:table-cell>
          <table:table-cell office:value-type="float" office:value="1602344736">
            <text:p>1602344736</text:p>
          </table:table-cell>
          <table:table-cell office:value-type="float" office:value="1608636168">
            <text:p>16086361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41509">
            <text:p>5941509</text:p>
          </table:table-cell>
          <table:table-cell office:value-type="float" office:value="1453721733">
            <text:p>1453721733</text:p>
          </table:table-cell>
          <table:table-cell office:value-type="float" office:value="1460971214">
            <text:p>14609712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00529">
            <text:p>3500529</text:p>
          </table:table-cell>
          <table:table-cell office:value-type="float" office:value="2263857100">
            <text:p>2263857100</text:p>
          </table:table-cell>
          <table:table-cell office:value-type="float" office:value="2268727735">
            <text:p>22687277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83329">
            <text:p>5583329</text:p>
          </table:table-cell>
          <table:table-cell office:value-type="float" office:value="1721738743">
            <text:p>1721738743</text:p>
          </table:table-cell>
          <table:table-cell office:value-type="float" office:value="1729623729">
            <text:p>17296237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17030">
            <text:p>5017030</text:p>
          </table:table-cell>
          <table:table-cell office:value-type="float" office:value="1491661712">
            <text:p>1491661712</text:p>
          </table:table-cell>
          <table:table-cell office:value-type="float" office:value="1498073331">
            <text:p>14980733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781080">
            <text:p>6781080</text:p>
          </table:table-cell>
          <table:table-cell office:value-type="float" office:value="1035062251">
            <text:p>1035062251</text:p>
          </table:table-cell>
          <table:table-cell office:value-type="float" office:value="1043025496">
            <text:p>10430254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84028">
            <text:p>5384028</text:p>
          </table:table-cell>
          <table:table-cell office:value-type="float" office:value="1551304109">
            <text:p>1551304109</text:p>
          </table:table-cell>
          <table:table-cell office:value-type="float" office:value="1558144862">
            <text:p>15581448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74941">
            <text:p>5474941</text:p>
          </table:table-cell>
          <table:table-cell office:value-type="float" office:value="1715148595">
            <text:p>1715148595</text:p>
          </table:table-cell>
          <table:table-cell office:value-type="float" office:value="1721987791">
            <text:p>17219877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00266">
            <text:p>5700266</text:p>
          </table:table-cell>
          <table:table-cell office:value-type="float" office:value="1867062245">
            <text:p>1867062245</text:p>
          </table:table-cell>
          <table:table-cell office:value-type="float" office:value="1874293201">
            <text:p>18742932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79526">
            <text:p>5279526</text:p>
          </table:table-cell>
          <table:table-cell office:value-type="float" office:value="1683770181">
            <text:p>1683770181</text:p>
          </table:table-cell>
          <table:table-cell office:value-type="float" office:value="1690280128">
            <text:p>16902801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85475">
            <text:p>2785475</text:p>
          </table:table-cell>
          <table:table-cell office:value-type="float" office:value="1477214410">
            <text:p>1477214410</text:p>
          </table:table-cell>
          <table:table-cell office:value-type="float" office:value="1481166538">
            <text:p>14811665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94922">
            <text:p>7594922</text:p>
          </table:table-cell>
          <table:table-cell office:value-type="float" office:value="2153614526">
            <text:p>2153614526</text:p>
          </table:table-cell>
          <table:table-cell office:value-type="float" office:value="2166260852">
            <text:p>21662608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68561">
            <text:p>1768561</text:p>
          </table:table-cell>
          <table:table-cell office:value-type="float" office:value="1249450535">
            <text:p>1249450535</text:p>
          </table:table-cell>
          <table:table-cell office:value-type="float" office:value="1252686023">
            <text:p>12526860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72719">
            <text:p>8472719</text:p>
          </table:table-cell>
          <table:table-cell office:value-type="float" office:value="2110041361">
            <text:p>2110041361</text:p>
          </table:table-cell>
          <table:table-cell office:value-type="float" office:value="2120271704">
            <text:p>21202717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65018">
            <text:p>6165018</text:p>
          </table:table-cell>
          <table:table-cell office:value-type="float" office:value="3381901332">
            <text:p>3381901332</text:p>
          </table:table-cell>
          <table:table-cell office:value-type="float" office:value="3391123393">
            <text:p>33911233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1913">
            <text:p>1901913</text:p>
          </table:table-cell>
          <table:table-cell office:value-type="float" office:value="2195540546">
            <text:p>2195540546</text:p>
          </table:table-cell>
          <table:table-cell office:value-type="float" office:value="2198971378">
            <text:p>21989713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92330">
            <text:p>9092330</text:p>
          </table:table-cell>
          <table:table-cell office:value-type="float" office:value="2174362782">
            <text:p>2174362782</text:p>
          </table:table-cell>
          <table:table-cell office:value-type="float" office:value="2187963399">
            <text:p>21879633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24054">
            <text:p>7524054</text:p>
          </table:table-cell>
          <table:table-cell office:value-type="float" office:value="1416833794">
            <text:p>1416833794</text:p>
          </table:table-cell>
          <table:table-cell office:value-type="float" office:value="1431970036">
            <text:p>14319700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12542">
            <text:p>5912542</text:p>
          </table:table-cell>
          <table:table-cell office:value-type="float" office:value="972661381">
            <text:p>972661381</text:p>
          </table:table-cell>
          <table:table-cell office:value-type="float" office:value="979950591">
            <text:p>9799505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26086">
            <text:p>2026086</text:p>
          </table:table-cell>
          <table:table-cell office:value-type="float" office:value="1572217377">
            <text:p>1572217377</text:p>
          </table:table-cell>
          <table:table-cell office:value-type="float" office:value="1575606451">
            <text:p>15756064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00967">
            <text:p>7800967</text:p>
          </table:table-cell>
          <table:table-cell office:value-type="float" office:value="1240628520">
            <text:p>1240628520</text:p>
          </table:table-cell>
          <table:table-cell office:value-type="float" office:value="1249801617">
            <text:p>12498016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60415">
            <text:p>5960415</text:p>
          </table:table-cell>
          <table:table-cell office:value-type="float" office:value="1857260574">
            <text:p>1857260574</text:p>
          </table:table-cell>
          <table:table-cell office:value-type="float" office:value="1864620804">
            <text:p>18646208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52220">
            <text:p>5752220</text:p>
          </table:table-cell>
          <table:table-cell office:value-type="float" office:value="2418348319">
            <text:p>2418348319</text:p>
          </table:table-cell>
          <table:table-cell office:value-type="float" office:value="2425436968">
            <text:p>24254369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82254">
            <text:p>4982254</text:p>
          </table:table-cell>
          <table:table-cell office:value-type="float" office:value="1605541410">
            <text:p>1605541410</text:p>
          </table:table-cell>
          <table:table-cell office:value-type="float" office:value="1611720200">
            <text:p>16117202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10426">
            <text:p>5510426</text:p>
          </table:table-cell>
          <table:table-cell office:value-type="float" office:value="1686448923">
            <text:p>1686448923</text:p>
          </table:table-cell>
          <table:table-cell office:value-type="float" office:value="1693221952">
            <text:p>16932219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39493">
            <text:p>6039493</text:p>
          </table:table-cell>
          <table:table-cell office:value-type="float" office:value="1224141872">
            <text:p>1224141872</text:p>
          </table:table-cell>
          <table:table-cell office:value-type="float" office:value="1231491083">
            <text:p>12314910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7343716">
            <text:p>7343716</text:p>
          </table:table-cell>
          <table:table-cell office:value-type="float" office:value="1830371459">
            <text:p>1830371459</text:p>
          </table:table-cell>
          <table:table-cell office:value-type="float" office:value="1842205551">
            <text:p>18422055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60795">
            <text:p>7460795</text:p>
          </table:table-cell>
          <table:table-cell office:value-type="float" office:value="2498553159">
            <text:p>2498553159</text:p>
          </table:table-cell>
          <table:table-cell office:value-type="float" office:value="2507598270">
            <text:p>25075982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0743">
            <text:p>1470743</text:p>
          </table:table-cell>
          <table:table-cell office:value-type="float" office:value="1699734690">
            <text:p>1699734690</text:p>
          </table:table-cell>
          <table:table-cell office:value-type="float" office:value="1702802301">
            <text:p>17028023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7870491">
            <text:p>7870491</text:p>
          </table:table-cell>
          <table:table-cell office:value-type="float" office:value="1732199963">
            <text:p>1732199963</text:p>
          </table:table-cell>
          <table:table-cell office:value-type="float" office:value="1741560432">
            <text:p>17415604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19035">
            <text:p>8319035</text:p>
          </table:table-cell>
          <table:table-cell office:value-type="float" office:value="2525082196">
            <text:p>2525082196</text:p>
          </table:table-cell>
          <table:table-cell office:value-type="float" office:value="2534976985">
            <text:p>2534976985</text:p>
          </table:table-cell>
          <table:table-cell/>
        </table:table-row>
        <table:table-row table:style-name="ro1">
          <table:table-cell/>
          <table:table-cell table:style-name="ce2" office:value-type="string">
            <text:p>PROMEDIO</text:p>
          </table:table-cell>
          <table:table-cell table:style-name="ce2" table:formula="of:=AVERAGE( [.C2:.C33])" office:value-type="float" office:value="5495996.84375">
            <text:p>5495996.84375</text:p>
          </table:table-cell>
          <table:table-cell table:style-name="ce2" table:formula="of:=AVERAGE( [.D2:.D33])" office:value-type="float" office:value="1780251852.6875">
            <text:p>1780251852.6875</text:p>
          </table:table-cell>
          <table:table-cell table:style-name="ce2" table:formula="of:=AVERAGE( [.E2:.E33])" office:value-type="float" office:value="1787762243.0625">
            <text:p>1787762243.062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>
            <text:p>G</text:p>
          </table:table-cell>
          <table:table-cell table:style-name="ce3" table:formula="of:=([.C34]/([.A2]*[.E34]))" office:value-type="float" office:value="0.000236479425394146">
            <text:p>0.0002364794</text:p>
          </table:table-cell>
          <table:table-cell table:style-name="ce3" office:value-type="string">
            <text:p>[1/ns]</text:p>
          </table:table-cell>
          <table:table-cell office:value-type="string">
            <text:p>Sizeup= </text:p>
          </table:table-cell>
          <table:table-cell table:formula="of:=1/([.C36]+((1-[.C36])/[.A2]))" office:value-type="float" office:value="12.9632136003583">
            <text:p>12.9632136004</text:p>
          </table:table-cell>
        </table:table-row>
        <table:table-row table:style-name="ro1">
          <table:table-cell/>
          <table:table-cell table:style-name="ce3" office:value-type="string">
            <text:p>F</text:p>
          </table:table-cell>
          <table:table-cell table:style-name="ce3" table:formula="of:=([.E34]-[.D34]-[.C34])/[.E34]" office:value-type="float" office:value="0.00112676813657239">
            <text:p>0.0011267681</text:p>
          </table:table-cell>
          <table:table-cell table:style-name="ce3" office:value-type="string">
            <text:p>[1/ns]</text:p>
          </table:table-cell>
          <table:table-cell office:value-type="string">
            <text:p>Eficiencia =</text:p>
          </table:table-cell>
          <table:table-cell table:formula="of:=[.F36]/[.A2]" office:value-type="float" office:value="0.997170276950639">
            <text:p>0.997170277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K</text:p>
          </table:table-cell>
          <table:table-cell/>
          <table:table-cell table:style-name="ce4" office:value-type="string">
            <text:p>GKT</text:p>
          </table:table-cell>
          <table:table-cell table:style-name="ce4" office:value-type="string">
            <text:p>(1-F-G)T</text:p>
          </table:table-cell>
          <table:table-cell table:style-name="ce4" office:value-type="string">
            <text:p>T</text:p>
          </table:table-cell>
          <table:table-cell table:style-name="ce5" office:value-type="string">
            <text:p>TIEMPO en nanosegundos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/>
          <table:table-cell office:value-type="float" office:value="14701795">
            <text:p>14701795</text:p>
          </table:table-cell>
          <table:table-cell office:value-type="float" office:value="3210658990">
            <text:p>3210658990</text:p>
          </table:table-cell>
          <table:table-cell office:value-type="float" office:value="3227576457">
            <text:p>32275764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25108">
            <text:p>13825108</text:p>
          </table:table-cell>
          <table:table-cell office:value-type="float" office:value="2213286104">
            <text:p>2213286104</text:p>
          </table:table-cell>
          <table:table-cell office:value-type="float" office:value="2229328277">
            <text:p>22293282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264993">
            <text:p>12264993</text:p>
          </table:table-cell>
          <table:table-cell office:value-type="float" office:value="2736731872">
            <text:p>2736731872</text:p>
          </table:table-cell>
          <table:table-cell office:value-type="float" office:value="2751031540">
            <text:p>27510315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45183">
            <text:p>16345183</text:p>
          </table:table-cell>
          <table:table-cell office:value-type="float" office:value="2469414884">
            <text:p>2469414884</text:p>
          </table:table-cell>
          <table:table-cell office:value-type="float" office:value="2487934745">
            <text:p>24879347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180243">
            <text:p>14180243</text:p>
          </table:table-cell>
          <table:table-cell office:value-type="float" office:value="4463600279">
            <text:p>4463600279</text:p>
          </table:table-cell>
          <table:table-cell office:value-type="float" office:value="4479369313">
            <text:p>44793693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28722">
            <text:p>13328722</text:p>
          </table:table-cell>
          <table:table-cell office:value-type="float" office:value="3990216450">
            <text:p>3990216450</text:p>
          </table:table-cell>
          <table:table-cell office:value-type="float" office:value="4016382145">
            <text:p>40163821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32400">
            <text:p>15032400</text:p>
          </table:table-cell>
          <table:table-cell office:value-type="float" office:value="3507226939">
            <text:p>3507226939</text:p>
          </table:table-cell>
          <table:table-cell office:value-type="float" office:value="3523808996">
            <text:p>35238089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858716">
            <text:p>20858716</text:p>
          </table:table-cell>
          <table:table-cell office:value-type="float" office:value="2524085960">
            <text:p>2524085960</text:p>
          </table:table-cell>
          <table:table-cell office:value-type="float" office:value="2547430560">
            <text:p>25474305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484612">
            <text:p>8484612</text:p>
          </table:table-cell>
          <table:table-cell office:value-type="float" office:value="2911540726">
            <text:p>2911540726</text:p>
          </table:table-cell>
          <table:table-cell office:value-type="float" office:value="2922212011">
            <text:p>2922212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14966">
            <text:p>10514966</text:p>
          </table:table-cell>
          <table:table-cell office:value-type="float" office:value="2466011556">
            <text:p>2466011556</text:p>
          </table:table-cell>
          <table:table-cell office:value-type="float" office:value="2478671922">
            <text:p>24786719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94936">
            <text:p>10494936</text:p>
          </table:table-cell>
          <table:table-cell office:value-type="float" office:value="3026680879">
            <text:p>3026680879</text:p>
          </table:table-cell>
          <table:table-cell office:value-type="float" office:value="3040223924">
            <text:p>30402239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17048">
            <text:p>10117048</text:p>
          </table:table-cell>
          <table:table-cell office:value-type="float" office:value="3915995472">
            <text:p>3915995472</text:p>
          </table:table-cell>
          <table:table-cell office:value-type="float" office:value="3928001393">
            <text:p>39280013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01482">
            <text:p>12001482</text:p>
          </table:table-cell>
          <table:table-cell office:value-type="float" office:value="2415307441">
            <text:p>2415307441</text:p>
          </table:table-cell>
          <table:table-cell office:value-type="float" office:value="2429742211">
            <text:p>24297422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656446">
            <text:p>11656446</text:p>
          </table:table-cell>
          <table:table-cell office:value-type="float" office:value="1848193344">
            <text:p>1848193344</text:p>
          </table:table-cell>
          <table:table-cell office:value-type="float" office:value="1861580881">
            <text:p>18615808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203411">
            <text:p>15203411</text:p>
          </table:table-cell>
          <table:table-cell office:value-type="float" office:value="5766187763">
            <text:p>5766187763</text:p>
          </table:table-cell>
          <table:table-cell office:value-type="float" office:value="5782998361">
            <text:p>578299836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57916">
            <text:p>14057916</text:p>
          </table:table-cell>
          <table:table-cell office:value-type="float" office:value="3135474494">
            <text:p>3135474494</text:p>
          </table:table-cell>
          <table:table-cell office:value-type="float" office:value="3150976178">
            <text:p>31509761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37405">
            <text:p>17237405</text:p>
          </table:table-cell>
          <table:table-cell office:value-type="float" office:value="3069964407">
            <text:p>3069964407</text:p>
          </table:table-cell>
          <table:table-cell office:value-type="float" office:value="3089437339">
            <text:p>30894373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25083">
            <text:p>10625083</text:p>
          </table:table-cell>
          <table:table-cell office:value-type="float" office:value="2954117345">
            <text:p>2954117345</text:p>
          </table:table-cell>
          <table:table-cell office:value-type="float" office:value="2966488224">
            <text:p>29664882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145412">
            <text:p>10145412</text:p>
          </table:table-cell>
          <table:table-cell office:value-type="float" office:value="2281744807">
            <text:p>2281744807</text:p>
          </table:table-cell>
          <table:table-cell office:value-type="float" office:value="2305517173">
            <text:p>23055171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39913">
            <text:p>10339913</text:p>
          </table:table-cell>
          <table:table-cell office:value-type="float" office:value="2982292994">
            <text:p>2982292994</text:p>
          </table:table-cell>
          <table:table-cell office:value-type="float" office:value="3003319127">
            <text:p>30033191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57801">
            <text:p>14557801</text:p>
          </table:table-cell>
          <table:table-cell office:value-type="float" office:value="2637647243">
            <text:p>2637647243</text:p>
          </table:table-cell>
          <table:table-cell office:value-type="float" office:value="2654530407">
            <text:p>26545304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53783">
            <text:p>13853783</text:p>
          </table:table-cell>
          <table:table-cell office:value-type="float" office:value="2130239371">
            <text:p>2130239371</text:p>
          </table:table-cell>
          <table:table-cell office:value-type="float" office:value="2146225890">
            <text:p>21462258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85103">
            <text:p>13785103</text:p>
          </table:table-cell>
          <table:table-cell office:value-type="float" office:value="3070029308">
            <text:p>3070029308</text:p>
          </table:table-cell>
          <table:table-cell office:value-type="float" office:value="3085668508">
            <text:p>30856685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77180">
            <text:p>13977180</text:p>
          </table:table-cell>
          <table:table-cell office:value-type="float" office:value="2604058162">
            <text:p>2604058162</text:p>
          </table:table-cell>
          <table:table-cell office:value-type="float" office:value="2621479472">
            <text:p>26214794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61640">
            <text:p>17361640</text:p>
          </table:table-cell>
          <table:table-cell office:value-type="float" office:value="2949734171">
            <text:p>2949734171</text:p>
          </table:table-cell>
          <table:table-cell office:value-type="float" office:value="2969202595">
            <text:p>29692025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94112">
            <text:p>9294112</text:p>
          </table:table-cell>
          <table:table-cell office:value-type="float" office:value="3767351649">
            <text:p>3767351649</text:p>
          </table:table-cell>
          <table:table-cell office:value-type="float" office:value="3778559124">
            <text:p>37785591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365307">
            <text:p>14365307</text:p>
          </table:table-cell>
          <table:table-cell office:value-type="float" office:value="2874274394">
            <text:p>2874274394</text:p>
          </table:table-cell>
          <table:table-cell office:value-type="float" office:value="2890749072">
            <text:p>28907490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26700">
            <text:p>11326700</text:p>
          </table:table-cell>
          <table:table-cell office:value-type="float" office:value="2541430445">
            <text:p>2541430445</text:p>
          </table:table-cell>
          <table:table-cell office:value-type="float" office:value="2558382501">
            <text:p>25583825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465821">
            <text:p>14465821</text:p>
          </table:table-cell>
          <table:table-cell office:value-type="float" office:value="3970999310">
            <text:p>3970999310</text:p>
          </table:table-cell>
          <table:table-cell office:value-type="float" office:value="3989465008">
            <text:p>3989465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45582">
            <text:p>13645582</text:p>
          </table:table-cell>
          <table:table-cell office:value-type="float" office:value="2370878670">
            <text:p>2370878670</text:p>
          </table:table-cell>
          <table:table-cell office:value-type="float" office:value="2397725311">
            <text:p>23977253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339295">
            <text:p>14339295</text:p>
          </table:table-cell>
          <table:table-cell office:value-type="float" office:value="4008224139">
            <text:p>4008224139</text:p>
          </table:table-cell>
          <table:table-cell office:value-type="float" office:value="4024081735">
            <text:p>40240817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887792">
            <text:p>10887792</text:p>
          </table:table-cell>
          <table:table-cell office:value-type="float" office:value="3086153291">
            <text:p>3086153291</text:p>
          </table:table-cell>
          <table:table-cell office:value-type="float" office:value="3099193038">
            <text:p>3099193038</text:p>
          </table:table-cell>
          <table:table-cell/>
        </table:table-row>
        <table:table-row table:style-name="ro1">
          <table:table-cell/>
          <table:table-cell table:style-name="ce2" office:value-type="string">
            <text:p>PROMEDIO</text:p>
          </table:table-cell>
          <table:table-cell table:style-name="ce2" table:formula="of:=AVERAGE( [.C2:.C33])" office:value-type="float" office:value="13227372.0625">
            <text:p>13227372.0625</text:p>
          </table:table-cell>
          <table:table-cell table:style-name="ce2" table:formula="of:=AVERAGE( [.D2:.D33])" office:value-type="float" office:value="3059367276.84375">
            <text:p>3059367276.84375</text:p>
          </table:table-cell>
          <table:table-cell table:style-name="ce2" table:formula="of:=AVERAGE( [.E2:.E33])" office:value-type="float" office:value="3076165419.9375">
            <text:p>3076165419.937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>
            <text:p>G</text:p>
          </table:table-cell>
          <table:table-cell table:style-name="ce3" table:formula="of:=([.C34]/([.A2]*[.E34]))" office:value-type="float" office:value="0.000238886374155767">
            <text:p>0.0002388864</text:p>
          </table:table-cell>
          <table:table-cell table:style-name="ce3" office:value-type="string">
            <text:p>[1/ns]</text:p>
          </table:table-cell>
          <table:table-cell office:value-type="string">
            <text:p>Sizeup= </text:p>
          </table:table-cell>
          <table:table-cell table:formula="of:=1/([.C36]+((1-[.C36])/[.A2]))" office:value-type="float" office:value="17.9271964297839">
            <text:p>17.9271964298</text:p>
          </table:table-cell>
        </table:table-row>
        <table:table-row table:style-name="ro1">
          <table:table-cell/>
          <table:table-cell table:style-name="ce3" office:value-type="string">
            <text:p>F</text:p>
          </table:table-cell>
          <table:table-cell table:style-name="ce3" table:formula="of:=([.E34]-[.D34]-[.C34])/[.E34]" office:value-type="float" office:value="0.0011607864154856">
            <text:p>0.0011607864</text:p>
          </table:table-cell>
          <table:table-cell table:style-name="ce3" office:value-type="string">
            <text:p>[1/ns]</text:p>
          </table:table-cell>
          <table:table-cell office:value-type="string">
            <text:p>Eficiencia =</text:p>
          </table:table-cell>
          <table:table-cell table:formula="of:=[.F36]/[.A2]" office:value-type="float" office:value="0.995955357210216">
            <text:p>0.9959553572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K</text:p>
          </table:table-cell>
          <table:table-cell/>
          <table:table-cell table:style-name="ce4" office:value-type="string">
            <text:p>GKT</text:p>
          </table:table-cell>
          <table:table-cell table:style-name="ce4" office:value-type="string">
            <text:p>(1-F-G)T</text:p>
          </table:table-cell>
          <table:table-cell table:style-name="ce4" office:value-type="string">
            <text:p>T</text:p>
          </table:table-cell>
          <table:table-cell table:style-name="ce5" office:value-type="string">
            <text:p>TIEMPO en nanosegundos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/>
          <table:table-cell office:value-type="float" office:value="22754766">
            <text:p>22754766</text:p>
          </table:table-cell>
          <table:table-cell office:value-type="float" office:value="3378898126">
            <text:p>3378898126</text:p>
          </table:table-cell>
          <table:table-cell office:value-type="float" office:value="3404092129">
            <text:p>34040921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12875">
            <text:p>4812875</text:p>
          </table:table-cell>
          <table:table-cell office:value-type="float" office:value="3664041374">
            <text:p>3664041374</text:p>
          </table:table-cell>
          <table:table-cell office:value-type="float" office:value="3671779024">
            <text:p>36717790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340817">
            <text:p>28340817</text:p>
          </table:table-cell>
          <table:table-cell office:value-type="float" office:value="4569292305">
            <text:p>4569292305</text:p>
          </table:table-cell>
          <table:table-cell office:value-type="float" office:value="4600109455">
            <text:p>46001094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914976">
            <text:p>27914976</text:p>
          </table:table-cell>
          <table:table-cell office:value-type="float" office:value="3563483055">
            <text:p>3563483055</text:p>
          </table:table-cell>
          <table:table-cell office:value-type="float" office:value="3593962851">
            <text:p>359396285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128726">
            <text:p>19128726</text:p>
          </table:table-cell>
          <table:table-cell office:value-type="float" office:value="3341965740">
            <text:p>3341965740</text:p>
          </table:table-cell>
          <table:table-cell office:value-type="float" office:value="3362529065">
            <text:p>33625290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343949">
            <text:p>24343949</text:p>
          </table:table-cell>
          <table:table-cell office:value-type="float" office:value="4428508249">
            <text:p>4428508249</text:p>
          </table:table-cell>
          <table:table-cell office:value-type="float" office:value="4455621562">
            <text:p>44556215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978003">
            <text:p>22978003</text:p>
          </table:table-cell>
          <table:table-cell office:value-type="float" office:value="3453342624">
            <text:p>3453342624</text:p>
          </table:table-cell>
          <table:table-cell office:value-type="float" office:value="3478751617">
            <text:p>34787516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687361">
            <text:p>23687361</text:p>
          </table:table-cell>
          <table:table-cell office:value-type="float" office:value="4247187935">
            <text:p>4247187935</text:p>
          </table:table-cell>
          <table:table-cell office:value-type="float" office:value="4281549601">
            <text:p>42815496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517210">
            <text:p>29517210</text:p>
          </table:table-cell>
          <table:table-cell office:value-type="float" office:value="4592630184">
            <text:p>4592630184</text:p>
          </table:table-cell>
          <table:table-cell office:value-type="float" office:value="4625307625">
            <text:p>4625307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36713">
            <text:p>20036713</text:p>
          </table:table-cell>
          <table:table-cell office:value-type="float" office:value="4725976888">
            <text:p>4725976888</text:p>
          </table:table-cell>
          <table:table-cell office:value-type="float" office:value="4748503390">
            <text:p>47485033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76566">
            <text:p>13276566</text:p>
          </table:table-cell>
          <table:table-cell office:value-type="float" office:value="4385580414">
            <text:p>4385580414</text:p>
          </table:table-cell>
          <table:table-cell office:value-type="float" office:value="4402112717">
            <text:p>44021127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22634">
            <text:p>25022634</text:p>
          </table:table-cell>
          <table:table-cell office:value-type="float" office:value="4590415625">
            <text:p>4590415625</text:p>
          </table:table-cell>
          <table:table-cell office:value-type="float" office:value="4617341075">
            <text:p>46173410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538979">
            <text:p>24538979</text:p>
          </table:table-cell>
          <table:table-cell office:value-type="float" office:value="3831188986">
            <text:p>3831188986</text:p>
          </table:table-cell>
          <table:table-cell office:value-type="float" office:value="3858530928">
            <text:p>38585309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462672">
            <text:p>28462672</text:p>
          </table:table-cell>
          <table:table-cell office:value-type="float" office:value="3210188128">
            <text:p>3210188128</text:p>
          </table:table-cell>
          <table:table-cell office:value-type="float" office:value="3241329566">
            <text:p>32413295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908310">
            <text:p>22908310</text:p>
          </table:table-cell>
          <table:table-cell office:value-type="float" office:value="3410534026">
            <text:p>3410534026</text:p>
          </table:table-cell>
          <table:table-cell office:value-type="float" office:value="3436811294">
            <text:p>34368112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41488">
            <text:p>15541488</text:p>
          </table:table-cell>
          <table:table-cell office:value-type="float" office:value="5599428579">
            <text:p>5599428579</text:p>
          </table:table-cell>
          <table:table-cell office:value-type="float" office:value="5617249517">
            <text:p>56172495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456137">
            <text:p>32456137</text:p>
          </table:table-cell>
          <table:table-cell office:value-type="float" office:value="3215105260">
            <text:p>3215105260</text:p>
          </table:table-cell>
          <table:table-cell office:value-type="float" office:value="3250037115">
            <text:p>32500371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698928">
            <text:p>23698928</text:p>
          </table:table-cell>
          <table:table-cell office:value-type="float" office:value="4588033142">
            <text:p>4588033142</text:p>
          </table:table-cell>
          <table:table-cell office:value-type="float" office:value="4615097312">
            <text:p>46150973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446460">
            <text:p>23446460</text:p>
          </table:table-cell>
          <table:table-cell office:value-type="float" office:value="3656440117">
            <text:p>3656440117</text:p>
          </table:table-cell>
          <table:table-cell office:value-type="float" office:value="3682985997">
            <text:p>368298599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64208">
            <text:p>14564208</text:p>
          </table:table-cell>
          <table:table-cell office:value-type="float" office:value="3870660405">
            <text:p>3870660405</text:p>
          </table:table-cell>
          <table:table-cell office:value-type="float" office:value="3888870348">
            <text:p>38888703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482850">
            <text:p>30482850</text:p>
          </table:table-cell>
          <table:table-cell office:value-type="float" office:value="2989244623">
            <text:p>2989244623</text:p>
          </table:table-cell>
          <table:table-cell office:value-type="float" office:value="3027502209">
            <text:p>30275022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889124">
            <text:p>23889124</text:p>
          </table:table-cell>
          <table:table-cell office:value-type="float" office:value="4279044232">
            <text:p>4279044232</text:p>
          </table:table-cell>
          <table:table-cell office:value-type="float" office:value="4310781844">
            <text:p>43107818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542259">
            <text:p>24542259</text:p>
          </table:table-cell>
          <table:table-cell office:value-type="float" office:value="4184156051">
            <text:p>4184156051</text:p>
          </table:table-cell>
          <table:table-cell office:value-type="float" office:value="4211296108">
            <text:p>42112961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388208">
            <text:p>26388208</text:p>
          </table:table-cell>
          <table:table-cell office:value-type="float" office:value="4100694321">
            <text:p>4100694321</text:p>
          </table:table-cell>
          <table:table-cell office:value-type="float" office:value="4129564536">
            <text:p>41295645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213778">
            <text:p>33213778</text:p>
          </table:table-cell>
          <table:table-cell office:value-type="float" office:value="3961241807">
            <text:p>3961241807</text:p>
          </table:table-cell>
          <table:table-cell office:value-type="float" office:value="3996529413">
            <text:p>39965294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12070">
            <text:p>12912070</text:p>
          </table:table-cell>
          <table:table-cell office:value-type="float" office:value="4400279931">
            <text:p>4400279931</text:p>
          </table:table-cell>
          <table:table-cell office:value-type="float" office:value="4416087217">
            <text:p>44160872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87881">
            <text:p>11387881</text:p>
          </table:table-cell>
          <table:table-cell office:value-type="float" office:value="3395547709">
            <text:p>3395547709</text:p>
          </table:table-cell>
          <table:table-cell office:value-type="float" office:value="3409975705">
            <text:p>340997570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001258">
            <text:p>28001258</text:p>
          </table:table-cell>
          <table:table-cell office:value-type="float" office:value="5354704143">
            <text:p>5354704143</text:p>
          </table:table-cell>
          <table:table-cell office:value-type="float" office:value="5385047858">
            <text:p>53850478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737759">
            <text:p>24737759</text:p>
          </table:table-cell>
          <table:table-cell office:value-type="float" office:value="4610572058">
            <text:p>4610572058</text:p>
          </table:table-cell>
          <table:table-cell office:value-type="float" office:value="4637528344">
            <text:p>46375283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523962">
            <text:p>19523962</text:p>
          </table:table-cell>
          <table:table-cell office:value-type="float" office:value="6822177206">
            <text:p>6822177206</text:p>
          </table:table-cell>
          <table:table-cell office:value-type="float" office:value="6861602792">
            <text:p>68616027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742067">
            <text:p>30742067</text:p>
          </table:table-cell>
          <table:table-cell office:value-type="float" office:value="4705163220">
            <text:p>4705163220</text:p>
          </table:table-cell>
          <table:table-cell office:value-type="float" office:value="4738562304">
            <text:p>47385623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59816">
            <text:p>13559816</text:p>
          </table:table-cell>
          <table:table-cell office:value-type="float" office:value="4885281896">
            <text:p>4885281896</text:p>
          </table:table-cell>
          <table:table-cell office:value-type="float" office:value="4901982863">
            <text:p>4901982863</text:p>
          </table:table-cell>
          <table:table-cell/>
        </table:table-row>
        <table:table-row table:style-name="ro1">
          <table:table-cell/>
          <table:table-cell table:style-name="ce2" office:value-type="string">
            <text:p>PROMEDIO</text:p>
          </table:table-cell>
          <table:table-cell table:style-name="ce2" table:formula="of:=AVERAGE( [.C2:.C33])" office:value-type="float" office:value="22712900.3125">
            <text:p>22712900.3125</text:p>
          </table:table-cell>
          <table:table-cell table:style-name="ce2" table:formula="of:=AVERAGE( [.D2:.D33])" office:value-type="float" office:value="4187844011.21875">
            <text:p>4187844011.21875</text:p>
          </table:table-cell>
          <table:table-cell table:style-name="ce2" table:formula="of:=AVERAGE( [.E2:.E33])" office:value-type="float" office:value="4214344793.15625">
            <text:p>4214344793.1562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>
            <text:p>G</text:p>
          </table:table-cell>
          <table:table-cell table:style-name="ce3" table:formula="of:=([.C34]/([.A2]*[.E34]))" office:value-type="float" office:value="0.000234322878966845">
            <text:p>0.0002343229</text:p>
          </table:table-cell>
          <table:table-cell table:style-name="ce3" office:value-type="string">
            <text:p>[1/ns]</text:p>
          </table:table-cell>
          <table:table-cell office:value-type="string">
            <text:p>Sizeup= </text:p>
          </table:table-cell>
          <table:table-cell table:formula="of:=1/([.C36]+((1-[.C36])/[.A2]))" office:value-type="float" office:value="22.8820407155437">
            <text:p>22.8820407155</text:p>
          </table:table-cell>
        </table:table-row>
        <table:table-row table:style-name="ro1">
          <table:table-cell/>
          <table:table-cell table:style-name="ce3" office:value-type="string">
            <text:p>F</text:p>
          </table:table-cell>
          <table:table-cell table:style-name="ce3" table:formula="of:=([.E34]-[.D34]-[.C34])/[.E34]" office:value-type="float" office:value="0.000898806768528102">
            <text:p>0.0008988068</text:p>
          </table:table-cell>
          <table:table-cell table:style-name="ce3" office:value-type="string">
            <text:p>[1/ns]</text:p>
          </table:table-cell>
          <table:table-cell office:value-type="string">
            <text:p>Eficiencia =</text:p>
          </table:table-cell>
          <table:table-cell table:formula="of:=[.F36]/[.A2]" office:value-type="float" office:value="0.994871335458423">
            <text:p>0.9948713355</text:p>
          </table:table-cell>
        </table:table-row>
      </table:table>
      <table:table table:name="Sheet4" table:style-name="ta1">
        <table:shapes>
          <draw:frame draw:z-index="0" draw:style-name="gr1" svg:width="6.3in" svg:height="3.5421in" svg:x="0.7134in" svg:y="1.1461in">
            <draw:object draw:notify-on-update-of-ranges="Sheet4.B3:Sheet4.B5 Sheet4.C3:Sheet4.C5 Sheet4.D3:Sheet4.D5 Sheet4.E3:Sheet4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K</text:p>
          </table:table-cell>
          <table:table-cell table:style-name="ce6" office:value-type="string">
            <text:p>GKT</text:p>
          </table:table-cell>
          <table:table-cell table:style-name="ce6" office:value-type="string">
            <text:p>(1-F-G)T</text:p>
          </table:table-cell>
          <table:table-cell table:style-name="ce6" office:value-type="string">
            <text:p>T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5495996.84375">
            <text:p>5495996.84375</text:p>
          </table:table-cell>
          <table:table-cell office:value-type="float" office:value="1780251852.6875">
            <text:p>1780251852.6875</text:p>
          </table:table-cell>
          <table:table-cell office:value-type="float" office:value="1787762243.0625">
            <text:p>1787762243.0625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3227372.0625">
            <text:p>13227372.0625</text:p>
          </table:table-cell>
          <table:table-cell office:value-type="float" office:value="3059367276.84375">
            <text:p>3059367276.84375</text:p>
          </table:table-cell>
          <table:table-cell office:value-type="float" office:value="3076165419.9375">
            <text:p>3076165419.9375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2712900.3125">
            <text:p>22712900.3125</text:p>
          </table:table-cell>
          <table:table-cell office:value-type="float" office:value="4187844011.21875">
            <text:p>4187844011.21875</text:p>
          </table:table-cell>
          <table:table-cell office:value-type="float" office:value="4214344793.15625">
            <text:p>4214344793.156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4/05/2014</text:date>, <text:time>20:4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Llaryora</meta:initial-creator>
    <meta:creation-date>2014-04-05T19:35:31</meta:creation-date>
    <dc:date>2014-04-05T20:44:58</dc:date>
    <dc:creator>Francisco Llaryora</dc:creator>
    <meta:editing-duration>PT54M16S</meta:editing-duration>
    <meta:editing-cycles>2</meta:editing-cycles>
    <meta:generator>LibreOffice/3.4$Unix LibreOffice_project/340m1$Build-602</meta:generator>
    <meta:document-statistic meta:table-count="4" meta:cell-count="3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aximum="4500000000" chart:interval-major="500000000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line" chart:style-name="ch1">
        <chart:legend chart:legend-position="end" svg:x="13.151cm" svg:y="3.702cm" style:legend-expansion="high" chart:style-name="ch2"/>
        <chart:plot-area chart:style-name="ch3" table:cell-range-address="Sheet4.B3:Sheet4.E5" chart:data-source-has-labels="column" svg:x="0.77cm" svg:y="0.851cm" svg:width="11.741cm" svg:height="7.548cm">
          <chartooo:coordinate-region svg:x="3.905cm" svg:y="1.051cm" svg:width="8.419cm" svg:height="6.701cm"/>
          <chart:axis chart:dimension="x" chart:name="primary-x" chart:style-name="ch4" chartooo:axis-type="auto">
            <chartooo:date-scale/>
            <chart:categories table:cell-range-address="Sheet4.B3:Sheet4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C3:Sheet4.C5" chart:class="chart:line">
            <chart:data-point chart:repeated="3"/>
          </chart:series>
          <chart:series chart:style-name="ch8" chart:values-cell-range-address="Sheet4.D3:Sheet4.D5" chart:class="chart:line">
            <chart:data-point chart:repeated="3"/>
          </chart:series>
          <chart:series chart:style-name="ch9" chart:values-cell-range-address="Sheet4.E3:Sheet4.E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3">
                <text:p>10</text:p>
                <draw:g>
                  <svg:desc>Sheet4.B3:Sheet4.B5</svg:desc>
                </draw:g>
              </table:table-cell>
              <table:table-cell office:value-type="float" office:value="5495996.84375">
                <text:p>5495996.84375</text:p>
                <draw:g>
                  <svg:desc>Sheet4.C3:Sheet4.C5</svg:desc>
                </draw:g>
              </table:table-cell>
              <table:table-cell office:value-type="float" office:value="1780251852.6875">
                <text:p>1780251852.6875</text:p>
                <draw:g>
                  <svg:desc>Sheet4.D3:Sheet4.D5</svg:desc>
                </draw:g>
              </table:table-cell>
              <table:table-cell office:value-type="float" office:value="1787762243.0625">
                <text:p>1787762243.0625</text:p>
                <draw:g>
                  <svg:desc>Sheet4.E3:Sheet4.E5</svg:desc>
                </draw:g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3227372.0625">
                <text:p>13227372.0625</text:p>
              </table:table-cell>
              <table:table-cell office:value-type="float" office:value="3059367276.84375">
                <text:p>3059367276.84375</text:p>
              </table:table-cell>
              <table:table-cell office:value-type="float" office:value="3076165419.9375">
                <text:p>3076165419.937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2712900.3125">
                <text:p>22712900.3125</text:p>
              </table:table-cell>
              <table:table-cell office:value-type="float" office:value="4187844011.21875">
                <text:p>4187844011.21875</text:p>
              </table:table-cell>
              <table:table-cell office:value-type="float" office:value="4214344793.15625">
                <text:p>4214344793.1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